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ext="urn:oasis:names:tc:opendocument:xmlns:text:1.0" xmlns:table="urn:oasis:names:tc:opendocument:xmlns:table:1.0" xmlns:office="urn:oasis:names:tc:opendocument:xmlns:office:1.0" xmlns:manifest="urn:oasis:names:tc:opendocument:xmlns:manifest:1.0" xmlns:meta="urn:oasis:names:tc:opendocument:xmlns:meta:1.0" office:version="1.2">
  <office:automatic-styles/>
  <office:body>
    <office:spreadsheet>
      <table:table table:name="pyexcel_sheet1">
        <table:table-row>
          <table:table-cell office:value-type="string">
            <text:p>Day 1</text:p>
          </table:table-cell>
          <table:table-cell office:value-type="string">
            <text:p>Seen?</text:p>
          </table:table-cell>
          <table:table-cell office:value-type="string">
            <text:p/>
          </table:table-cell>
          <table:table-cell office:value-type="string">
            <text:p>Day 2</text:p>
          </table:table-cell>
          <table:table-cell office:value-type="string">
            <text:p>Seen?</text:p>
          </table:table-cell>
          <table:table-cell office:value-type="string">
            <text:p/>
          </table:table-cell>
          <table:table-cell office:value-type="string">
            <text:p>Day 3</text:p>
          </table:table-cell>
          <table:table-cell office:value-type="string">
            <text:p>Seen?</text:p>
          </table:table-cell>
          <table:table-cell office:value-type="string">
            <text:p/>
          </table:table-cell>
          <table:table-cell office:value-type="string">
            <text:p>Day 4</text:p>
          </table:table-cell>
          <table:table-cell office:value-type="string">
            <text:p>Seen?</text:p>
          </table:table-cell>
        </table:table-row>
        <table:table-row>
          <table:table-cell office:value-type="string">
            <text:p>The Rocky Road to TLS 1.3 and better Internet Encryp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ightning Talks Day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ightning Talks Day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ightning Talks Day 4</text:p>
          </table:table-cell>
          <table:table-cell office:value-type="string">
            <text:p/>
          </table:table-cell>
        </table:table-row>
        <table:table-row>
          <table:table-cell office:value-type="string">
            <text:p>"The" Social Credit Syste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plaining Online US Political Advertisin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he Critical Making Moveme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et's reverse engineer the Universe</text:p>
          </table:table-cell>
          <table:table-cell office:value-type="string">
            <text:p/>
          </table:table-cell>
        </table:table-row>
        <table:table-row>
          <table:table-cell office:value-type="string">
            <text:p>Censored Planet: a Global Censorship Observatory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Verhalten bei Hausdurchsuchunge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Viva la Vita Vid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5C3 Infrastructure Review</text:p>
          </table:table-cell>
          <table:table-cell office:value-type="string">
            <text:p/>
          </table:table-cell>
        </table:table-row>
        <table:table-row>
          <table:table-cell office:value-type="string">
            <text:p>How does the Internet work?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ow to teach programming to your loved on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msa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cking how we see</text:p>
          </table:table-cell>
          <table:table-cell office:value-type="string">
            <text:p/>
          </table:table-cell>
        </table:table-row>
        <table:table-row>
          <table:table-cell office:value-type="string">
            <text:p>wallet.fai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r, die über Asyl (mit)entscheide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reedom needs fighters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pen Source Orgelbau</text:p>
          </table:table-cell>
          <table:table-cell office:value-type="string">
            <text:p/>
          </table:table-cell>
        </table:table-row>
        <table:table-row>
          <table:table-cell office:value-type="string">
            <text:p>"Das ist mir nicht erinnerlich." − Der NSU-Komplex heu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nakes and Rabbits - How CCC shaped an open hardware succes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nquering Large Numbers at the LH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t &amp; Mouse: Evading the Censors in 2018</text:p>
          </table:table-cell>
          <table:table-cell office:value-type="string">
            <text:p/>
          </table:table-cell>
        </table:table-row>
        <table:table-row>
          <table:table-cell office:value-type="string">
            <text:p>What The Fax?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he Layman's Guide to Zero-Day Engineerin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 evidence of communication and morality in protocols: Off-the-Record protocol version 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What the flag is CTF?</text:p>
          </table:table-cell>
          <table:table-cell office:value-type="string">
            <text:p/>
          </table:table-cell>
        </table:table-row>
        <table:table-row>
          <table:table-cell office:value-type="string">
            <text:p>Genom-Editierung mit CRISPR/Ca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 deep dive into the world of DOS virus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nternet of Dong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crotargeting und Manipulation</text:p>
          </table:table-cell>
          <table:table-cell office:value-type="string">
            <text:p/>
          </table:table-cell>
        </table:table-row>
        <table:table-row>
          <table:table-cell office:value-type="string">
            <text:p>Modchips of the St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ll Creatures Welcom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ow Facebook tracks you on Androi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etzpolitischer Wetterbericht 2018</text:p>
          </table:table-cell>
          <table:table-cell office:value-type="string">
            <text:p/>
          </table:table-cell>
        </table:table-row>
        <table:table-row>
          <table:table-cell office:value-type="string">
            <text:p>Inside the AMD Microcode R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ploring fraud in telephony network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rom Zero to Zero Da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issecting Broadcom Bluetooth</text:p>
          </table:table-cell>
          <table:table-cell office:value-type="string">
            <text:p/>
          </table:table-cell>
        </table:table-row>
        <table:table-row>
          <table:table-cell office:value-type="string">
            <text:p>Locked up scienc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ymbiFlow - Finally the GCC of FPGAs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Kosmische Teilchenbeschleuniger und ihre Spuren in der Antarkti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ecurity Nightmares 0x13</text:p>
          </table:table-cell>
          <table:table-cell office:value-type="string">
            <text:p/>
          </table:table-cell>
        </table:table-row>
        <table:table-row>
          <table:table-cell office:value-type="string">
            <text:p>Mind the Trap: Die Netzpolitik der AfD im Bundesta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he nextpnr FOSS FPGA place-and-route too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croPython – Python for Microcontroller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osing Event</text:p>
          </table:table-cell>
          <table:table-cell office:value-type="string">
            <text:p/>
          </table:table-cell>
        </table:table-row>
        <table:table-row>
          <table:table-cell office:value-type="string">
            <text:p>First Sednit UEFI Rootkit Unveil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ow medicine discovered se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n Soviet Russia Smart Card Hacks You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adical Digital Painting</text:p>
          </table:table-cell>
          <table:table-cell office:value-type="string">
            <text:p/>
          </table:table-cell>
        </table:table-row>
        <table:table-row>
          <table:table-cell office:value-type="string">
            <text:p>Datenschutz für Neulandbürg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he good, the strange and the ugly in 2018 art &amp;tech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omain Name Syste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urt in the Akten</text:p>
          </table:table-cell>
          <table:table-cell office:value-type="string">
            <text:p/>
          </table:table-cell>
        </table:table-row>
        <table:table-row>
          <table:table-cell office:value-type="string">
            <text:p>Space Ops 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nalyze the Facebook algorithm and reclaim data sovereignty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Web-based Cryptojacking in the Wil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Kickstart the Chaos: Hackerspace gründen für Anfänger</text:p>
          </table:table-cell>
          <table:table-cell office:value-type="string">
            <text:p/>
          </table:table-cell>
        </table:table-row>
        <table:table-row>
          <table:table-cell office:value-type="string">
            <text:p>Digital Airwav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 Christmas Carol - The Spectres of the Past, Present, and Futur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odeling and Simulation of Physical Systems for Hobbyist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e machines feminine?</text:p>
          </table:table-cell>
          <table:table-cell office:value-type="string">
            <text:p/>
          </table:table-cell>
        </table:table-row>
        <table:table-row>
          <table:table-cell office:value-type="string">
            <text:p>Citzens or subjects? The battle to control our bodies, speech and communication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uperMUC-N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mo2hbo -Robustes und reparierbares Vitalparametermonitorin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Kernel Tracing With eBPF</text:p>
          </table:table-cell>
          <table:table-cell office:value-type="string">
            <text:p/>
          </table:table-cell>
        </table:table-row>
        <table:table-row>
          <table:table-cell office:value-type="string">
            <text:p>Chaos im Fernsehr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What is Good Technology?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unkzellenabfrage: Die alltägliche Rasterfahndung unserer Handydate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ugmented Reality: Bridging the gap between the physical and the digital world</text:p>
          </table:table-cell>
          <table:table-cell office:value-type="string">
            <text:p/>
          </table:table-cell>
        </table:table-row>
        <table:table-row>
          <table:table-cell office:value-type="string">
            <text:p>Quantum Mechanic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nside the Fake Science Factori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afdwegbassen: Protest, (Club-)Kultur und antifaschistischer Widerstan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t Always Feels Like the Five Eyes Are Watching You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ahresrückblick des CCC 201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ie dreckige Empiri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Opening Eve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he Surveillance State limited by acts of courage and conscienc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ie verborgene Seite des Mobilfunk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he Precariat: A Disruptive Class for Disruptive Times.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mart Home - Smart Hack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est of Informationsfreihei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lection Cybersecurity Progress Repor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he Enemy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häologische Studien im Datenmül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aming the Chaos: Can we build systems that actually work?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ttacking end-to-end email encryp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ruly cardless: Jackpotting an ATM using auxiliary devices.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Hunting the Sigfox: Wireless IoT Network Securit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he Ghost in the Machin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ussia vs. Telegram: technical notes on the batt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ntroduction to Deep Learnin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ie EU und ihre Institutionen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he Mars Rover On-board Comput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Hackerethik - eine Einführun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ine Abenteuer im EU-Parlame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u kannst alles hacken – du darfst dich nur nicht erwischen lassen.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Venenerkennung hacke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C2X: The television will not be revolutionized.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lectronic Evicence in Criminal Matter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G10, BND-Gesetz und der effektive Schutz vor Grundrechte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he Urban Organis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esinformation und Fake News - Bekämpfung und Verifizierung leicht gemach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ll Your Gesundheitsakten Are Belong To U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ality Check! Basel/Lagos?? In virtual reality?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eboc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olizeigesetz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Wind: Off-Grid Services for Everyday Peop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haos Communication Sl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reude ist nur ein Mangel an Informa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ojekt Hanna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nternet, the Business Si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Going Deep Underground to Watch the Star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Was schützt eigentlich der Datenschutz?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ranshuman Express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LibreSilic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chweiz: Netzpolitik zwischen Bodensee und Matterhor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lanes and Ships and Saving Liv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iliVaccine: North Korea's Weapon of Mass Det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Wallet Securit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nclosure-PU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cuttlebut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ISNOVATION.OR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neaking In Network Securit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nformation Biology - Investigating the information flow in living system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ondnach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ttacking Chrome IP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froroutes: Africa Elsewher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 farewell to soul-crushing c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 WebPage in Three Act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 Routing Interregnum: Internet infrastructure transition in Crimea after Russian annexation 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odern Windows Userspace Exploita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 Disruption Led By The Blin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 la recherche de l'information perd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ense without sight: a crash course on #BlindNaviga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he foodsaving grassroots moveme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actical Embodime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heater und Quantenzeitalt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pair-Café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D-WAN a New Hop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ever Forgett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ovable Securit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rtistic PCB Design and Fabrica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 Feminist Perspectiv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afe and Secure Drivers in High-Level Languag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rontex: Der europäische Grenzgeheimdien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ailbreaking iO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elf-encrypting decep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Updates von der europäischen Außengrenz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imulating Univers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trix, the current status and year to d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(Cyber-)Stalking: Wenn Grenzen verschwimme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he year in post-quantum crypt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ie Häuser denen, die darin wohnen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alking, Spy Apps, Doxing: Digitale Gewalt gegen Fraue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hr schlecht als Recht: Grauzone Sicherheitsforschun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ompromising online accounts by cracking voicemail system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 Blockchain Picture Book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ransmission Control Protoco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utterbrotdosen-Smartphon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Open Source Firmwar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cking the Human Microbiom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Hacking Ecolog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ircumventing video identification using augmented realit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Österreich: Überwachungsstaat oder doch nur Digitalisierung für Anfänger?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</office:spreadsheet>
  </office:body>
</office:document-content>
</file>

<file path=styles.xml><?xml version="1.0" encoding="utf-8"?>
<office:document-styles xmlns:text="urn:oasis:names:tc:opendocument:xmlns:text:1.0" xmlns:table="urn:oasis:names:tc:opendocument:xmlns:table:1.0" xmlns:office="urn:oasis:names:tc:opendocument:xmlns:office:1.0" xmlns:manifest="urn:oasis:names:tc:opendocument:xmlns:manifest:1.0" xmlns:meta="urn:oasis:names:tc:opendocument:xmlns:meta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